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entials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buildKey( String realm ,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dentials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Credentials( String realm , String host , String userName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dentials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dentials.getPass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getPasswdAsSta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dentials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entials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